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text-align="center" style:justify-single-word="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0000ff"/>
    </style:style>
    <style:style style:name="T5" style:family="text">
      <style:text-properties fo:color="#0000ff" fo:font-weight="bold"/>
    </style:style>
    <style:style style:name="T6" style:family="text">
      <style:text-properties fo:color="#2b00fe"/>
    </style:style>
    <style:style style:name="T7" style:family="text">
      <style:text-properties fo:color="#2b00fe" fo:font-weight="bold"/>
    </style:style>
    <style:style style:name="T8" style:family="text">
      <style:text-properties fo:color="#cc0000"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header">
        <text:section text:style-name="Sect1" text:name="Header1">
          <text:section text:style-name="Sect1" text:name="header-inner">
            <text:p text:style-name="Text_20_body">Easy tips for Linux Mint and Ubuntu, both for beginners and for advanced users.</text:p>
          </text:section>
        </text:section>
      </text:section>
      <text:section text:style-name="Sect1" text:name="main">
        <text:section text:style-name="Sect1" text:name="Blog1">
          <text:h text:style-name="Heading_20_3" text:outline-level="3"><text:bookmark text:name="7201838110173664690"/>Speed Up your Mint! </text:h>
          <text:section text:style-name="Sect1" text:name="post-body-7201838110173664690">
            <text:p text:style-name="Text_20_body"><text:line-break/><text:a xlink:type="simple" xlink:href="https://easylinuxtipsproject.blogspot.com/p/2.html" text:style-name="Internet_20_link" text:visited-style-name="Visited_20_Internet_20_Link">Back to the home page</text:a></text:p>
            <text:p text:style-name="P4"/>
            <text:p text:style-name="P3"><text:line-break/>Speeding up your Linux Mint is fun! That way, you'll get more performance out of your computer for free.<text:line-break/><text:line-break/><text:span text:style-name="T3">Note:</text:span><text:span text:style-name="T2"> are you using Ubuntu? </text:span><text:a xlink:type="simple" xlink:href="https://easylinuxtipsproject.blogspot.com/p/speed-ubuntu.html" text:style-name="Internet_20_link" text:visited-style-name="Visited_20_Internet_20_Link"><text:span text:style-name="T2">There's a separate page for speed tips for Ubuntu</text:span></text:a><text:span text:style-name="T2">.</text:span></text:p>
            <text:p text:style-name="P6"><text:bookmark text:name="aswift_6_expand"/><text:bookmark text:name="aswift_6_anchor"/><text:line-break/><text:line-break/>There are several tweaks to make Linux Mint 20.x run faster. Some are quite safe, some are risky. Here you'll find only safe ones.<text:line-break/><text:line-break/>I don't like risky tweaks, because I think that stability and reliability are much more important than a (often minor) performance boost. That's why I've collected a couple of speed tips, that you can apply safely and that'll  probably make your Mint run considerably faster. Without diminishing the stability and reliability of your system.<text:line-break/><text:line-break/><text:span text:style-name="T3">Note (1):</text:span> Even though in general you can apply those tips safely, nothing in life is really for free.... You always pay some "price". You disable a particular system service, a couple of nice visual effects or some feature.<text:line-break/><text:line-break/>Each tweak therefore has its own "price tag". So you should consider before you apply a tip, whether you're willing to pay the "price" for it.<text:line-break/><text:line-break/><text:span text:style-name="T3">Note (2):</text:span> <text:span text:style-name="T1">These tips are useful for all editions of Linux Mint: Cinnamon, MATE and Xfce.</text:span> But they're especially effective in combination with the Xfce edition, because that particular lightweight edition is recommended for slow older computers that are in dire need of a speed boost.<text:line-break/><text:line-break/>OK, now that that's out of the way, let's get started:</text:p>
            <text:section text:style-name="Sect1" text:name="toc_container">
              <text:p text:style-name="P3"/>
            </text:section>
            <text:p text:style-name="P1">Contents of this page:</text:p>
            <text:list xml:id="list4182070698" text:style-name="L1">
              <text:list-item>
                <text:p text:style-name="P5"><text:a xlink:type="simple" xlink:href="https://easylinuxtipsproject.blogspot.com/p/speed-mint.html#ID1" text:style-name="Internet_20_link" text:visited-style-name="Visited_20_Internet_20_Link">1. Improve usage of the system memory (RAM)</text:a> </text:p>
                <text:list>
                  <text:list-item>
                    <text:p text:style-name="P5"><text:a xlink:type="simple" xlink:href="https://easylinuxtipsproject.blogspot.com/p/speed-mint.html#ID1.1" text:style-name="Internet_20_link" text:visited-style-name="Visited_20_Internet_20_Link">1.1. The absolute number one: decrease swap use</text:a> </text:p>
                  </text:list-item>
                  <text:list-item>
                    <text:p text:style-name="P5"><text:a xlink:type="simple" xlink:href="https://easylinuxtipsproject.blogspot.com/p/speed-mint.html#ID1.2" text:style-name="Internet_20_link" text:visited-style-name="Visited_20_Internet_20_Link">1.2. At least 6 GB memory (RAM): tame the inode cache</text:a> </text:p>
                  </text:list-item>
                  <text:list-item>
                    <text:p text:style-name="P5"><text:a xlink:type="simple" xlink:href="https://easylinuxtipsproject.blogspot.com/p/speed-mint.html#ID1.3" text:style-name="Internet_20_link" text:visited-style-name="Visited_20_Internet_20_Link">1.3. Only 4 GB RAM or less: increase zswap</text:a> </text:p>
                  </text:list-item>
                </text:list>
              </text:list-item>
              <text:list-item>
                <text:p text:style-name="P5"><text:a xlink:type="simple" xlink:href="https://easylinuxtipsproject.blogspot.com/p/speed-mint.html#ID2" text:style-name="Internet_20_link" text:visited-style-name="Visited_20_Internet_20_Link">2. Make your Solid State Drive (SSD) run faster</text:a> </text:p>
              </text:list-item>
              <text:list-item>
                <text:p text:style-name="P5"><text:a xlink:type="simple" xlink:href="https://easylinuxtipsproject.blogspot.com/p/speed-mint.html#ID3" text:style-name="Internet_20_link" text:visited-style-name="Visited_20_Internet_20_Link">3. Disable Java in Libre Office</text:a> </text:p>
              </text:list-item>
              <text:list-item>
                <text:p text:style-name="P5"><text:a xlink:type="simple" xlink:href="https://easylinuxtipsproject.blogspot.com/p/speed-mint.html#ID4" text:style-name="Internet_20_link" text:visited-style-name="Visited_20_Internet_20_Link">4. Turn off some startup applications</text:a> </text:p>
              </text:list-item>
              <text:list-item>
                <text:p text:style-name="P5"><text:a xlink:type="simple" xlink:href="https://easylinuxtipsproject.blogspot.com/p/speed-mint.html#ID5" text:style-name="Internet_20_link" text:visited-style-name="Visited_20_Internet_20_Link">5. Cinnamon, MATE and Xfce: turn off all visual effects and/or compositing</text:a> </text:p>
                <text:list>
                  <text:list-item>
                    <text:p text:style-name="P5"><text:a xlink:type="simple" xlink:href="https://easylinuxtipsproject.blogspot.com/p/speed-mint.html#ID5.1" text:style-name="Internet_20_link" text:visited-style-name="Visited_20_Internet_20_Link">5.1. Cinnamon: take some load off your graphics card</text:a> </text:p>
                  </text:list-item>
                  <text:list-item>
                    <text:p text:style-name="P5"><text:soft-page-break/><text:a xlink:type="simple" xlink:href="https://easylinuxtipsproject.blogspot.com/p/speed-mint.html#ID5.2" text:style-name="Internet_20_link" text:visited-style-name="Visited_20_Internet_20_Link">5.2. MATE: take some load off your graphics card</text:a> </text:p>
                  </text:list-item>
                  <text:list-item>
                    <text:p text:style-name="P5"><text:a xlink:type="simple" xlink:href="https://easylinuxtipsproject.blogspot.com/p/speed-mint.html#ID5.3" text:style-name="Internet_20_link" text:visited-style-name="Visited_20_Internet_20_Link">5.3. Xfce: take some load off your graphics card</text:a> </text:p>
                  </text:list-item>
                </text:list>
              </text:list-item>
              <text:list-item>
                <text:p text:style-name="P5"><text:a xlink:type="simple" xlink:href="https://easylinuxtipsproject.blogspot.com/p/speed-mint.html#ID6" text:style-name="Internet_20_link" text:visited-style-name="Visited_20_Internet_20_Link">6. Add-ons and extensions: don't turn your web browser into a Christmas tree</text:a> </text:p>
              </text:list-item>
              <text:list-item>
                <text:p text:style-name="P5"><text:a xlink:type="simple" xlink:href="https://easylinuxtipsproject.blogspot.com/p/speed-mint.html#ID7" text:style-name="Internet_20_link" text:visited-style-name="Visited_20_Internet_20_Link">7. Make Firefox write less to the hard disk</text:a> </text:p>
                <text:list>
                  <text:list-item>
                    <text:p text:style-name="P5"><text:a xlink:type="simple" xlink:href="https://easylinuxtipsproject.blogspot.com/p/speed-mint.html#ID7.1" text:style-name="Internet_20_link" text:visited-style-name="Visited_20_Internet_20_Link">7.1. Putting the Firefox network cache into the RAM</text:a> </text:p>
                  </text:list-item>
                  <text:list-item>
                    <text:p text:style-name="P5"><text:a xlink:type="simple" xlink:href="https://easylinuxtipsproject.blogspot.com/p/speed-mint.html#ID7.2" text:style-name="Internet_20_link" text:visited-style-name="Visited_20_Internet_20_Link">7.2. Disabling sessionstore</text:a> </text:p>
                  </text:list-item>
                </text:list>
              </text:list-item>
              <text:list-item>
                <text:p text:style-name="P5"><text:a xlink:type="simple" xlink:href="https://easylinuxtipsproject.blogspot.com/p/speed-mint.html#ID8" text:style-name="Internet_20_link" text:visited-style-name="Visited_20_Internet_20_Link">8. Firefox: optimize the Places database from time to time</text:a> </text:p>
              </text:list-item>
              <text:list-item>
                <text:p text:style-name="P5"><text:a xlink:type="simple" xlink:href="https://easylinuxtipsproject.blogspot.com/p/speed-mint.html#ID9" text:style-name="Internet_20_link" text:visited-style-name="Visited_20_Internet_20_Link">9. Lots of RAM (at least 8 GB): put /tmp on tmpfs</text:a> </text:p>
                <text:list>
                  <text:list-item>
                    <text:p text:style-name="P5"><text:a xlink:type="simple" xlink:href="https://easylinuxtipsproject.blogspot.com/p/speed-mint.html#ID9.1" text:style-name="Internet_20_link" text:visited-style-name="Visited_20_Internet_20_Link">9.1. Changing the default maximum size of tmpfs</text:a> </text:p>
                  </text:list-item>
                  <text:list-item>
                    <text:p text:style-name="P5"><text:a xlink:type="simple" xlink:href="https://easylinuxtipsproject.blogspot.com/p/speed-mint.html#ID9.2" text:style-name="Internet_20_link" text:visited-style-name="Visited_20_Internet_20_Link">9.2. How to undo tmpfs</text:a> </text:p>
                  </text:list-item>
                </text:list>
              </text:list-item>
              <text:list-item>
                <text:p text:style-name="P5"><text:a xlink:type="simple" xlink:href="https://easylinuxtipsproject.blogspot.com/p/speed-mint.html#ID10" text:style-name="Internet_20_link" text:visited-style-name="Visited_20_Internet_20_Link">10. Speed up your wireless internet (some WiFi chipsets)</text:a> </text:p>
                <text:list>
                  <text:list-item>
                    <text:p text:style-name="P5"><text:a xlink:type="simple" xlink:href="https://easylinuxtipsproject.blogspot.com/p/speed-mint.html#ID10.1" text:style-name="Internet_20_link" text:visited-style-name="Visited_20_Internet_20_Link">10.1. The easiest way: speeding up your WiFi by executing a single command</text:a> </text:p>
                  </text:list-item>
                  <text:list-item>
                    <text:p text:style-name="P5"><text:a xlink:type="simple" xlink:href="https://easylinuxtipsproject.blogspot.com/p/speed-mint.html#ID10.2" text:style-name="Internet_20_link" text:visited-style-name="Visited_20_Internet_20_Link">10.2. The harder way: speeding up your WiFi by editing a file manually</text:a> </text:p>
                  </text:list-item>
                </text:list>
              </text:list-item>
              <text:list-item>
                <text:p text:style-name="P5"><text:a xlink:type="simple" xlink:href="https://easylinuxtipsproject.blogspot.com/p/speed-mint.html#ID11" text:style-name="Internet_20_link" text:visited-style-name="Visited_20_Internet_20_Link">11. Speed up your Intel wireless chipset</text:a> </text:p>
                <text:list>
                  <text:list-item>
                    <text:p text:style-name="P5"><text:a xlink:type="simple" xlink:href="https://easylinuxtipsproject.blogspot.com/p/speed-mint.html#ID11.1" text:style-name="Internet_20_link" text:visited-style-name="Visited_20_Internet_20_Link">11.1. Problems? Then undo it like this</text:a> </text:p>
                  </text:list-item>
                </text:list>
              </text:list-item>
              <text:list-item>
                <text:p text:style-name="P5"><text:a xlink:type="simple" xlink:href="https://easylinuxtipsproject.blogspot.com/p/speed-mint.html#ID12" text:style-name="Internet_20_link" text:visited-style-name="Visited_20_Internet_20_Link">12. Remove the search database</text:a> </text:p>
                <text:list>
                  <text:list-item>
                    <text:p text:style-name="P5"><text:a xlink:type="simple" xlink:href="https://easylinuxtipsproject.blogspot.com/p/speed-mint.html#ID12.1" text:style-name="Internet_20_link" text:visited-style-name="Visited_20_Internet_20_Link">12.1. Problems? Then undo it like this</text:a> </text:p>
                  </text:list-item>
                </text:list>
              </text:list-item>
              <text:list-item>
                <text:p text:style-name="P5"><text:a xlink:type="simple" xlink:href="https://easylinuxtipsproject.blogspot.com/p/speed-mint.html#ID13" text:style-name="Internet_20_link" text:visited-style-name="Visited_20_Internet_20_Link">13. Turn off the firewall log</text:a> </text:p>
                <text:list>
                  <text:list-item>
                    <text:p text:style-name="P5"><text:a xlink:type="simple" xlink:href="https://easylinuxtipsproject.blogspot.com/p/speed-mint.html#ID13.1" text:style-name="Internet_20_link" text:visited-style-name="Visited_20_Internet_20_Link">13.1. Regrets? Then turn firewall logging on again like this</text:a> </text:p>
                  </text:list-item>
                </text:list>
              </text:list-item>
              <text:list-item>
                <text:p text:style-name="P5"><text:a xlink:type="simple" xlink:href="https://easylinuxtipsproject.blogspot.com/p/speed-mint.html#ID14" text:style-name="Internet_20_link" text:visited-style-name="Visited_20_Internet_20_Link">14. Tame the thumbnail feature</text:a> </text:p>
              </text:list-item>
              <text:list-item>
                <text:p text:style-name="P5"><text:a xlink:type="simple" xlink:href="https://easylinuxtipsproject.blogspot.com/p/speed-mint.html#ID15" text:style-name="Internet_20_link" text:visited-style-name="Visited_20_Internet_20_Link">15. Increase battery life by disabling the Bluetooth driver</text:a> </text:p>
                <text:list>
                  <text:list-item>
                    <text:p text:style-name="P5"><text:a xlink:type="simple" xlink:href="https://easylinuxtipsproject.blogspot.com/p/speed-mint.html#ID15.1" text:style-name="Internet_20_link" text:visited-style-name="Visited_20_Internet_20_Link">15.1. How to undo (re-enabling Bluetooth support)</text:a> </text:p>
                  </text:list-item>
                </text:list>
              </text:list-item>
              <text:list-item>
                <text:p text:style-name="P5"><text:a xlink:type="simple" xlink:href="https://easylinuxtipsproject.blogspot.com/p/speed-mint.html#ID16" text:style-name="Internet_20_link" text:visited-style-name="Visited_20_Internet_20_Link">16. Temporary relief: force Firefox to minimize its memory usage</text:a> </text:p>
              </text:list-item>
              <text:list-item>
                <text:p text:style-name="P5"><text:a xlink:type="simple" xlink:href="https://easylinuxtipsproject.blogspot.com/p/speed-mint.html#ID17" text:style-name="Internet_20_link" text:visited-style-name="Visited_20_Internet_20_Link">17. Clean up your Mint</text:a> </text:p>
              </text:list-item>
              <text:list-item>
                <text:p text:style-name="P2"><text:a xlink:type="simple" xlink:href="https://easylinuxtipsproject.blogspot.com/p/speed-mint.html#ID18" text:style-name="Internet_20_link" text:visited-style-name="Visited_20_Internet_20_Link">18. Want more tips?</text:a> </text:p>
              </text:list-item>
            </text:list>
            <text:p text:style-name="Text_20_body"/>
            <text:h text:style-name="Heading_20_2" text:outline-level="2"><text:bookmark text:name="ID1"/>Improve usage of the system memory (RAM)</text:h>
            <text:p text:style-name="Text_20_body">1. You can improve the usage of the system memory with the following tweaks:</text:p>
            <text:h text:style-name="Heading_20_3" text:outline-level="3"><text:bookmark text:name="ID1.1"/>The absolute number one: decrease swap use</text:h>
            <text:p text:style-name="Text_20_body">1.1. This is especially noticeable on computers with relatively low RAM memory: they tend to be far too slow in Mint, and Mint accesses the hard disk too much. Luckily, this can be helped.<text:line-break/><text:line-break/><text:span text:style-name="T3">Note:</text:span><text:span text:style-name="T2"> does your computer have 8 GB RAM or more? Then you can skip this item, because with so much RAM you probably won't notice any benefits from applying it.</text:span><text:line-break/><text:line-break/>On the hard disk there's a separate file or partition for virtual memory, called the swap. When Mint uses the swap too much, the computer slows down a lot. <text:line-break/><text:line-break/>Mint's inclination to use the swap, is determined by a value called swappiness. The lower the value, the longer it takes before Mint starts using the swap.<text:line-break/><text:line-break/>On a scale of 0-100, the default value is 60. Which is much too high for normal desktop use; the <text:soft-page-break/>optimal compromise is probably 20. Decreasing this default value somewhat on a desktop computer, has no negative side effects whatsoever.<text:line-break/><text:line-break/><text:span text:style-name="T2">A detailed explanation can be found </text:span><text:a xlink:type="simple" xlink:href="http://rudd-o.com/linux-and-free-software/tales-from-responsivenessland-why-linux-feels-slow-and-how-to-fix-that" office:target-frame-name="_blank" xlink:show="new" text:style-name="Internet_20_link" text:visited-style-name="Visited_20_Internet_20_Link"><text:span text:style-name="T2">here</text:span></text:a><text:span text:style-name="T2"> (link dead? Then download </text:span><text:a xlink:type="simple" xlink:href="https://sites.google.com/site/easylinuxtipsproject/file-closet/swappiness.pdf?attredirects=0&amp;d=1" text:style-name="Internet_20_link" text:visited-style-name="Visited_20_Internet_20_Link"><text:span text:style-name="T2">this pdf file</text:span></text:a><text:span text:style-name="T2"> with the same content).</text:span><text:line-break/><text:line-break/>Now the how-to for setting the swappiness to a more reasonable level, namely 20:<text:line-break/><text:line-break/>a. First check your current swappiness value. Type in the terminal (<text:a xlink:type="simple" xlink:href="https://easylinuxtipsproject.blogspot.com/p/copy-paste.html" office:target-frame-name="_blank" xlink:show="new" text:style-name="Internet_20_link" text:visited-style-name="Visited_20_Internet_20_Link">use copy/paste</text:a>):<text:line-break/><text:line-break/><text:span text:style-name="T4">cat /proc/sys/vm/swappiness</text:span><text:line-break/><text:line-break/>Press Enter.<text:line-break/><text:line-break/>The result will probably be <text:span text:style-name="T4">60</text:span>.<text:line-break/><text:line-break/>b. To change the swappiness into a more sensible setting, type in the terminal (<text:a xlink:type="simple" xlink:href="https://easylinuxtipsproject.blogspot.com/p/copy-paste.html" office:target-frame-name="_blank" xlink:show="new" text:style-name="Internet_20_link" text:visited-style-name="Visited_20_Internet_20_Link">use copy/paste</text:a> to avoid typo's):<text:line-break/><text:line-break/><text:span text:style-name="T4">xed admin:///etc/sysctl.conf</text:span><text:line-break/><text:line-break/>Press Enter. Note that you'll be asked twice for your password.<text:line-break/><text:line-break/>Now a text file opens. Scroll to the bottom of that text file and add your swappiness parameter to override the default. For that, <text:a xlink:type="simple" xlink:href="https://easylinuxtipsproject.blogspot.com/p/copy-paste.html" office:target-frame-name="_blank" xlink:show="new" text:style-name="Internet_20_link" text:visited-style-name="Visited_20_Internet_20_Link">copy/paste</text:a> the following two blue lines into the text file:<text:line-break/><text:line-break/><text:span text:style-name="T4"># Decrease swap usage to a more reasonable level</text:span><text:line-break/><text:span text:style-name="T4">vm.swappiness=20</text:span><text:line-break/><text:line-break/>c. Save and close the text file. Then reboot your computer.<text:line-break/><text:line-break/>d. After the reboot, check the new swappiness setting:<text:line-break/><text:line-break/>-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 Type (<text:a xlink:type="simple" xlink:href="https://easylinuxtipsproject.blogspot.com/p/copy-paste.html" office:target-frame-name="_blank" xlink:show="new" text:style-name="Internet_20_link" text:visited-style-name="Visited_20_Internet_20_Link">use copy/paste</text:a>):<text:line-break/><text:line-break/><text:span text:style-name="T4">cat /proc/sys/vm/swappiness</text:span><text:line-break/><text:line-break/>Press Enter.<text:line-break/><text:line-break/>Now it should be <text:span text:style-name="T4">20</text:span>.<text:line-break/><text:line-break/><text:span text:style-name="T3">Note:</text:span> if your hard disk is an SSD, there's an extra reason to decrease swappiness. That's because too <text:soft-page-break/>many write actions, like frequent swapping, reduce the lifespan of an SSD. Also check <text:a xlink:type="simple" xlink:href="https://easylinuxtipsproject.blogspot.com/p/ssd.html" office:target-frame-name="_blank" xlink:show="new" text:style-name="Internet_20_link" text:visited-style-name="Visited_20_Internet_20_Link">these tips for optimizing an SSD for your Linux</text:a>.</text:p>
            <text:h text:style-name="Heading_20_3" text:outline-level="3"><text:bookmark text:name="ID1.2"/>At least 6 GB memory (RAM): tame the inode cache</text:h>
            <text:p text:style-name="P3">1.2. Computers with at least 6 GB of memory (RAM), will probably benefit by shrinking the inode cache less aggressively. <text:line-break/><text:line-break/>The price that you pay for this, is that certain system items will remain longer in the RAM memory, which decreases the amount of available RAM for general tasks. That's why this tweak is only useful for computers with at least 6 GB of memory (RAM).<text:line-break/><text:line-break/>This is how you do it:<text:line-break/><text:line-break/>a. Type in the terminal (<text:a xlink:type="simple" xlink:href="https://easylinuxtipsproject.blogspot.com/p/copy-paste.html" office:target-frame-name="_blank" xlink:show="new" text:style-name="Internet_20_link" text:visited-style-name="Visited_20_Internet_20_Link">use copy/paste</text:a>):<text:line-break/><text:line-break/><text:span text:style-name="T4">xed admin:///etc/sysctl.conf</text:span><text:line-break/><text:line-break/>Press Enter. Now a text file opens.</text:p>
            <text:p text:style-name="P3"/>
            <text:p text:style-name="Text_20_body">b. Scroll to the bottom of that text file and add your cache parameter to override the default, so <text:a xlink:type="simple" xlink:href="https://easylinuxtipsproject.blogspot.com/p/copy-paste.html" office:target-frame-name="_blank" xlink:show="new" text:style-name="Internet_20_link" text:visited-style-name="Visited_20_Internet_20_Link">copy/paste</text:a> the following two blue lines into that text file:<text:line-break/><text:line-break/><text:span text:style-name="T4"># Improve cache management<text:line-break/>vm.vfs_cache_pressure=50</text:span><text:line-break/><text:line-break/>Save and close the text file.<text:line-break/><text:line-break/>c. Reboot your computer.</text:p>
            <text:h text:style-name="Heading_20_3" text:outline-level="3"><text:bookmark text:name="ID1.3"/>Only 4 GB RAM or less: increase zswap</text:h>
            <text:p text:style-name="P3">1.3. When your computer doesn't have much RAM (4 GB or less), then of course your best choice for speed is a lightweight member of the Mint family, like Mint Xfce. But even then the "lack" of memory will remain a problem, which will cause your system to slow down from time to time. Even when the <text:span text:style-name="T3">swappiness</text:span> has been decreased to 20.<text:line-break/><text:line-break/>In that case, you'll often achieve better results by increasing the maximum for <text:span text:style-name="T3">zswap</text:span>. By default, zswap uses up to 20 percent of the RAM memory. It's a kernel feature that provides a compressed RAM cache for swap pages.</text:p>
            <text:p text:style-name="P7"><text:bookmark text:name="aswift_7_expand"/><text:bookmark text:name="aswift_7_anchor"/><text:line-break/><text:line-break/>Pages which would otherwise be swapped out to disk are instead compressed and stored into a memory pool in RAM. Once the pool is full or the RAM is exhausted, the least recently used page is decompressed and written to disk, as if it had not been intercepted. After the page has been decompressed into the swap cache, the compressed version in the pool will be freed.<text:line-break/><text:line-break/><text:soft-page-break/>With "only" 4 GB RAM or less, I recommend to double the maximum for zswap to 40 percent (not more!).<text:line-break/><text:line-break/>The price you pay for this, is twofold:<text:line-break/><text:line-break/>- Your processor (CPU) is being taxed more heavily, because it'll have to compress and decompress more;<text:line-break/><text:line-break/>- When the system has filled the RAM swap, it'll start swapping on the hard drive as well. With a heavy burden on the available RAM: the chunk of memory that has been sacrificed for the RAM swap.<text:line-break/><text:line-break/>That's why I advise to increase zswap only for computers with not so much RAM, and even then <text:span text:style-name="T1">only in combination with a </text:span><text:span text:style-name="T3">swappiness</text:span><text:span text:style-name="T1"> that has been set to 20</text:span>.<text:line-break/><text:line-break/>You can increase zswap as follows:<text:line-break/><text:line-break/>a.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b. <text:a xlink:type="simple" xlink:href="https://easylinuxtipsproject.blogspot.com/p/copy-paste.html" office:target-frame-name="_blank" xlink:show="new" text:style-name="Internet_20_link" text:visited-style-name="Visited_20_Internet_20_Link">Copy/paste</text:a> the following command line into the terminal:<text:line-break/><text:line-break/><text:span text:style-name="T4">xed admin:///etc/default/grub</text:span><text:line-break/><text:line-break/>Press Enter.<text:line-break/><text:line-break/><text:span text:style-name="T2">(the three consecutive slashes are intended and no typo!)</text:span><text:line-break/><text:line-break/>c. Find the following line:<text:line-break/><text:line-break/><text:span text:style-name="T4">GRUB_CMDLINE_LINUX=""</text:span><text:line-break/><text:line-break/>Add <text:span text:style-name="T6">zswap.max_pool_percent=40</text:span> between the quotation marks, or simply replace the entire line by the following line (use <text:a xlink:type="simple" xlink:href="https://easylinuxtipsproject.blogspot.com/p/copy-paste.html" office:target-frame-name="_blank" xlink:show="new" text:style-name="Internet_20_link" text:visited-style-name="Visited_20_Internet_20_Link">copy/paste</text:a>):<text:line-break/><text:line-break/><text:span text:style-name="T4">GRUB_CMDLINE_LINUX="zswap.max_pool_percent=40"</text:span><text:line-break/><text:line-break/>Save the modified file and close it.<text:line-break/><text:line-break/>d. <text:a xlink:type="simple" xlink:href="https://easylinuxtipsproject.blogspot.com/p/copy-paste.html" office:target-frame-name="_blank" xlink:show="new" text:style-name="Internet_20_link" text:visited-style-name="Visited_20_Internet_20_Link">Copy/paste</text:a> the following command line into the terminal, in order to execute the modification:<text:line-break/><text:line-break/><text:span text:style-name="T4">sudo update-grub</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soft-page-break/><text:line-break/>(if you type the command: note the dash between <text:span text:style-name="T4">update</text:span> and <text:span text:style-name="T4">grub</text:span>)<text:line-break/><text:line-break/>e. Reboot your computer.<text:line-break/><text:line-break/>You can check whether the change has been implemented with this command:<text:line-break/><text:line-break/><text:span text:style-name="T4">cat /sys/module/zswap/parameters/max_pool_percent</text:span><text:line-break/><text:line-break/>It should report 40 now.<text:line-break/><text:line-break/><text:span text:style-name="T3">Warning:</text:span><text:span text:style-name="T2"> there's also RAM swap feature called </text:span><text:span text:style-name="T3">zRam</text:span><text:span text:style-name="T2">. Don't install that, because it's counterproductive in combination with </text:span><text:span text:style-name="T3">zswap</text:span><text:span text:style-name="T2">!</text:span></text:p>
            <text:h text:style-name="Heading_20_2" text:outline-level="2"><text:bookmark text:name="ID2"/>Make your Solid State Drive (SSD) run faster</text:h>
            <text:p text:style-name="Text_20_body">2. Do you have an SSD for hard drive? Then <text:a xlink:type="simple" xlink:href="https://easylinuxtipsproject.blogspot.com/p/ssd.html" office:target-frame-name="_blank" xlink:show="new" text:style-name="Internet_20_link" text:visited-style-name="Visited_20_Internet_20_Link">optimize it to make it faster</text:a>.</text:p>
            <text:h text:style-name="Heading_20_2" text:outline-level="2"><text:bookmark text:name="ID3"/>Disable Java in Libre Office</text:h>
            <text:p text:style-name="Text_20_body">3. The performance of Libre Office might be enhanced greatly, when you disable Java in it. This will disable a few features, but usually you won't even miss those.<text:line-break/><text:line-break/>Toolbar Libre Office Writer - Tools - Options...<text:line-break/><text:line-break/>LibreOffice - Advanced - Java Options:<text:line-break/>remove the tick for: <text:span text:style-name="T4">Use a Java runtime environment</text:span></text:p>
            <text:h text:style-name="Heading_20_2" text:outline-level="2"><text:bookmark text:name="ID4"/>Turn off some startup applications</text:h>
            <text:p text:style-name="P3">4. You can speed up Mint somewhat, by disabling a couple of system services that may be superfluous for you. These are called startup applications, because they're being launched at startup. This tweak can be compared to tweaking <text:span text:style-name="T4">msconfig</text:span> in Windows. Proceed with care!<text:line-break/><text:line-break/><text:span text:style-name="T3">Cinnamon and MATE</text:span>: Menu button - Preferences - Startup Applications<text:line-break/><text:line-break/><text:span text:style-name="T3">Xfce</text:span>: type <text:span text:style-name="T4">session</text:span> in the search box of the menu and select:<text:line-break/><text:span text:style-name="T4">Session and Startup</text:span><text:line-break/><text:line-break/>Disable a few services <text:span text:style-name="T3">that you're absolutely sure you don't need</text:span> and reboot your computer (or log out and then log in again).<text:line-break/><text:line-break/><text:span text:style-name="T3">Warning: when in the slightest doubt about a particular application: don't do anything, just leave it the way it is!</text:span></text:p>
            <text:p text:style-name="P7"><text:bookmark text:name="aswift_8_expand"/><text:bookmark text:name="aswift_8_anchor"/><text:line-break/><text:line-break/><text:soft-page-break/><text:span text:style-name="T3">Note:</text:span> only disable them, do not remove the application from the list! Keep the tweak easily reversible (you never know). <text:span text:style-name="T3">I repeat: when in any doubt about a particular application: don't do anything, just leave it enabled.</text:span><text:line-break/><text:line-break/>I advise to disable these two services in any case:<text:line-break/>- <text:span text:style-name="T1">System Reports</text:span> (it taxes the system heavily from time to time, and it's normally not very useful after the first system check after installation)<text:line-break/>- <text:span text:style-name="T1">mintwelcome</text:span> (if needed, you can always launch it from the menu)<text:line-break/><text:line-break/>Two system services that many people don't need:<text:line-break/>- <text:span text:style-name="T1">Support for NVIDIA Prime</text:span> (if you don't have an NVIDIA video card)<text:line-break/>- <text:span text:style-name="T1">Warpinator</text:span> (if you have no local network)<text:line-break/><text:line-break/><text:span text:style-name="T3">Note:</text:span> disabling startup applications is a user preference, so repeat this in each user account.</text:p>
            <text:h text:style-name="Heading_20_2" text:outline-level="2"><text:bookmark text:name="ID5"/>Cinnamon, MATE and Xfce: turn off all visual effects and/or compositing</text:h>
            <text:p text:style-name="Text_20_body">5. Visual effects are nice, but they can slow down your system and even cause stability problems. That's why Cinnamon, MATE and Xfce have only a few visual effects enabled by default.<text:line-break/><text:line-break/>You can gain some speed and stability when you turn off all of them. Even more speed gain can be achieved by selecting a lighter compositor or by disabling compositing entirely.<text:line-break/><text:line-break/>Proceed as follows:</text:p>
            <text:h text:style-name="Heading_20_3" text:outline-level="3"><text:bookmark text:name="ID5.1"/>Cinnamon: take some load off your graphics card</text:h>
            <text:p text:style-name="Text_20_body">5.1. Disabling the "heavy" visual effects and/or compositing in Cinnamon, consists out of four steps:<text:line-break/><text:line-break/>a. First of all, do this:<text:line-break/>Menu button - Preferences - Effects<text:line-break/>Turn off everything there.<text:line-break/><text:line-break/>b. Then make sure this setting is disabled (it's disabled by default, but you may have enabled it yourself sometime):<text:line-break/>Menu button - Preferences - System Settings - Applets: scroll to "Show desktop" and click on its gears button - disable <text:span text:style-name="T4">Peek at the desktop on hover</text:span>.<text:line-break/><text:line-break/>c. Now this:<text:line-break/>Menu button - Preferences - Window Tiling<text:line-break/>Enable Window Tiling and Snapping: switch it off.<text:line-break/><text:line-break/>d. Finally, you might disable compositing. Disabling compositing often causes screen tearing when scrolling through a web page or when watching videos. So there's a pretty stiff price attached to <text:soft-page-break/>this.... Therefore I don't generally recommend to disable compositing.<text:line-break/><text:line-break/>But if you want to disable compositing anyway, this is how to do it:<text:line-break/>Menu button - Preferences - System Settings<text:line-break/>Section <text:span text:style-name="T4">Preferences</text:span>: General<text:line-break/>Disable compositing for full-screen windows: switch it on.<text:line-break/><text:line-break/><text:span text:style-name="T3">Technical sidenote for advanced users:</text:span> whereas MATE and Xfce offer the option to switch the window manager, Cinnamon doesn't: it's tied to its default window manager Muffin.</text:p>
            <text:h text:style-name="Heading_20_3" text:outline-level="3"><text:bookmark text:name="ID5.2"/>MATE: take some load off your graphics card</text:h>
            <text:p text:style-name="Text_20_body">5.2. Disabling the "heavy" visual effects and/or compositing in MATE is easy:<text:line-break/><text:line-break/>a. Menu button - Preferences - Desktop Settings<text:line-break/>Click <text:span text:style-name="T4">Windows</text:span> - section <text:span text:style-name="T4">Window Manager</text:span>: change <text:span text:style-name="T4">Marco + Compositing</text:span> into one of the following two options:<text:line-break/><text:line-break/>- <text:span text:style-name="T4">Marco + Compton</text:span> <text:span text:style-name="T3">(recommended)</text:span>. This will cause some speed gain because of the simpler and more lightweight compositor Compton.<text:line-break/><text:line-break/>- <text:span text:style-name="T4">Marco</text:span> <text:span text:style-name="T3">(discouraged)</text:span>. This causes maximal speed gain by disabling all compositing, but it also often causes screen tearing when scrolling through a web page or when watching videos. So there's a pretty stiff price attached to disabling compositing.... Therefore I don't generally recommend that.<text:line-break/><text:line-break/><text:span text:style-name="T3">Note:</text:span> <text:span text:style-name="T4">Marco + Compton</text:span> provides the most simple and therefore lightweight compositor; window manager Metacity and its variations are just a low-performance stopgap for maximum hardware compatibility.<text:line-break/><text:line-break/>b. Menu button - Preferences - Windows<text:line-break/><text:line-break/>In that tool, do the following two things:<text:line-break/><text:line-break/>I. Tab <text:span text:style-name="T4">Placement</text:span>: deselect: <text:span text:style-name="T4">Enable window tiling</text:span><text:line-break/><text:line-break/>II. Only if you've changed your window manager into plain Marco without any compositor <text:span text:style-name="T2">(which I discourage!)</text:span>, do this as well:<text:line-break/>Tab <text:span text:style-name="T4">General</text:span>: deselect: <text:span text:style-name="T4">Enable software compositing window manager</text:span><text:line-break/><text:line-break/>c. Remove the unstable and unreliable Compiz, that you never need in any case:<text:line-break/><text:line-break/>-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 Type (<text:a xlink:type="simple" xlink:href="https://easylinuxtipsproject.blogspot.com/p/copy-paste.html" office:target-frame-name="_blank" xlink:show="new" text:style-name="Internet_20_link" text:visited-style-name="Visited_20_Internet_20_Link">use copy/paste</text:a> to prevent errors):<text:line-break/><text:line-break/><text:soft-page-break/><text:span text:style-name="T4">sudo apt-get remove compiz-core</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p>
            <text:h text:style-name="Heading_20_3" text:outline-level="3"><text:bookmark text:name="ID5.3"/>Xfce: take some load off your graphics card</text:h>
            <text:p text:style-name="Text_20_body">5.3. Even lightweight champion Xfce has relatively "heavy" compositing by default. Reduce its weight like this:<text:line-break/><text:line-break/>a. Menu button - Settings - Desktop Settings<text:line-break/>Window Manager: change <text:span text:style-name="T4">Xfwm4 + Compositing</text:span> into one of the following two options:<text:line-break/><text:line-break/>- <text:span text:style-name="T4">Xfwm4 + Compton</text:span> <text:span text:style-name="T3">(recommended)</text:span>. This will cause some speed gain because of the simpler and more lightweight compositor Compton.<text:line-break/><text:line-break/>- <text:span text:style-name="T4">Xfwm4</text:span> <text:span text:style-name="T3">(discouraged)</text:span>. This causes maximal speed gain by disabling all compositing, but it also often causes screen tearing, when scrolling through a web page or when watching videos. So there's a pretty stiff price attached to disabling compositing.... Therefore I don't generally recommend it.<text:line-break/><text:line-break/><text:span text:style-name="T3">Note:</text:span> <text:span text:style-name="T4">Marco + Compton</text:span> provides the most simple and therefore lightweight compositor; window manager Metacity and its variations are just a low-performance stopgap for maximum hardware compatibility.<text:line-break/><text:line-break/>b. Remove the unstable and unreliable Compiz, that you never need in any case:<text:line-break/><text:line-break/>-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 Type (<text:a xlink:type="simple" xlink:href="https://easylinuxtipsproject.blogspot.com/p/copy-paste.html" office:target-frame-name="_blank" xlink:show="new" text:style-name="Internet_20_link" text:visited-style-name="Visited_20_Internet_20_Link">use copy/paste</text:a> to prevent errors):<text:line-break/><text:line-break/><text:span text:style-name="T4">sudo apt-get remove compiz-core</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p>
            <text:h text:style-name="Heading_20_2" text:outline-level="2"><text:bookmark text:name="ID6"/>Add-ons and extensions: don't turn your web browser into a Christmas tree</text:h>
            <text:p text:style-name="Text_20_body">6. You can install a lot of add-ons (extensions) in the web browsers Firefox and Google Chrome. Those add-ons can be very useful, but they have a couple of important disadvantages, because they are "applications within an application":<text:line-break/><text:line-break/>- they slow your browser down, especially if there are a lot of them;<text:line-break/><text:soft-page-break/><text:line-break/>- they can cause malfunctions, both in each other and in the browser itself;<text:line-break/><text:line-break/>- it has occurred: add-ons with malicious content. Don't trust them blindly.<text:line-break/><text:line-break/>So don't turn your browser into a Christmas tree: don't adorn it with lots of add-ons. Limit yourself to only a few add-ons, that are really important for you.<text:line-break/><text:line-break/><text:span text:style-name="T3">Note:</text:span> watch out for add-ons that claim that they make your browser faster! Often they do more harm than good. Do not install them: even if one or two of them can really make your browser run noticeably faster, they may damage the stability of your browser.</text:p>
            <text:h text:style-name="Heading_20_2" text:outline-level="2"><text:bookmark text:name="ID7"/>Limiting the disk write actions of Firefox</text:h>
            <text:p text:style-name="Text_20_body">7. By default, Firefox writes a lot to the hard disk. This reduces its speed. You can limit the disk write actions of Firefox, by putting the Firefox network cache into the RAM and by disabling sessionstore. Like this:</text:p>
            <text:h text:style-name="Heading_20_3" text:outline-level="3"><text:bookmark text:name="ID7.1"/>Putting the Firefox network cache into the RAM</text:h>
            <text:p text:style-name="Text_20_body">7.1. By moving the Firefox network cache from your hard disk to the RAM, you diminish the amount of disk writes. This'll probably make your Firefox noticeably faster. The price you pay is small: it'll only "cost" you 300 MB of your RAM.<text:line-break/><text:line-break/><text:span text:style-name="T3">Note:</text:span> don't do this when your computer has only 2 GB of RAM or less! Because with very little RAM, even 300 MB can't be missed.<text:line-break/><text:line-break/>Proceed like this:<text:line-break/><text:line-break/>a. Type in the URL bar of Firefox:<text:line-break/><text:span text:style-name="T4">about:config</text:span><text:line-break/>Press Enter.<text:line-break/><text:line-break/>b. Now you're being presented with a warning. Ignore it and click on the button "I accept the risk!".<text:line-break/><text:line-break/>c. <text:a xlink:type="simple" xlink:href="https://easylinuxtipsproject.blogspot.com/p/copy-paste.html" office:target-frame-name="_blank" xlink:show="new" text:style-name="Internet_20_link" text:visited-style-name="Visited_20_Internet_20_Link">Copy/paste</text:a> the following into the filter bar (search bar):<text:line-break/><text:span text:style-name="T4">browser.cache.disk.enable</text:span><text:line-break/>Toggle its value to <text:span text:style-name="T5">false</text:span> by double-clicking it: this will disable "cache to disk" entirely.<text:line-break/><text:line-break/>d. Now you're going to make sure that "cache to RAM" is enabled. <text:a xlink:type="simple" xlink:href="https://easylinuxtipsproject.blogspot.com/p/copy-paste.html" office:target-frame-name="_blank" xlink:show="new" text:style-name="Internet_20_link" text:visited-style-name="Visited_20_Internet_20_Link">Copy/paste</text:a> the following into the filter bar (search bar):<text:line-break/><text:span text:style-name="T4">browser.cache.memory.enable</text:span><text:line-break/>This should already be set to <text:span text:style-name="T5">true</text:span>; if not, toggle it to true by double-clicking it.<text:line-break/><text:line-break/>e. Then you're going to determine how much memory can be used as RAM cache. <text:a xlink:type="simple" xlink:href="https://easylinuxtipsproject.blogspot.com/p/copy-paste.html" office:target-frame-name="_blank" xlink:show="new" text:style-name="Internet_20_link" text:visited-style-name="Visited_20_Internet_20_Link">Copy/paste</text:a> this into the filter bar (search bar):<text:line-break/><text:span text:style-name="T4">browser.cache.memory.capacity</text:span><text:line-break/><text:soft-page-break/>It should exist already (if not, create it now). The current <text:span text:style-name="T1">integer value</text:span> will probably be <text:span text:style-name="T4">-1</text:span>, which automates the size of the RAM cache dependent on the amount of RAM. Set it to <text:span text:style-name="T4">307200</text:span> (KB, which equals 300 MB). That's usually enough for all amounts of RAM.<text:line-break/><text:line-break/>f. Close Firefox and launch it again. You're done! Check it like this:<text:line-break/><text:line-break/>Type in the URL bar:<text:line-break/><text:span text:style-name="T5">about:cache</text:span><text:line-break/>Press Enter.<text:line-break/><text:line-break/>By the way: you'll then also see a mention of an "appcache" which is still present on the disk, but there's no need to move that (much less frequently used) cache to the RAM as well.<text:line-break/><text:line-break/><text:span text:style-name="T3">Note:</text:span> This is a user preference. Repeat this hack in each user account.</text:p>
            <text:h text:style-name="Heading_20_3" text:outline-level="3"><text:bookmark text:name="ID7.2"/>Disabling sessionstore</text:h>
            <text:p text:style-name="Text_20_body">7.2. Firefox has a session restore feature, which remembers what pages were opened if Firefox experiences an unexpected shutdown (read: crashes). This feature is neat, but causes many disk writes. Disable it like this:<text:line-break/><text:line-break/>a. Type in the URL bar of Firefox:<text:line-break/><text:line-break/><text:span text:style-name="T4">about:config</text:span><text:line-break/><text:line-break/>Press Enter.<text:line-break/><text:line-break/>b. Now you're being presented with a warning. Ignore it and click on the button "I accept the risk!".<text:line-break/><text:line-break/>c. Type in the filter bar: <text:span text:style-name="T4">sessionstore</text:span><text:line-break/><text:line-break/>c. Double-click on the item called <text:span text:style-name="T5">browser.sessionstore.interval</text:span>. The default interval is <text:span text:style-name="T5">15000</text:span>, which means 15 seconds. Add three zeros to the existing value, so that it becomes: <text:span text:style-name="T5">15000000</text:span> and click the OK button.<text:line-break/><text:line-break/>d. Close Firefox and launch it again. Now you've practically disabled the session restore feature.<text:line-break/><text:line-break/><text:span text:style-name="T3">Note (1):</text:span> Leave the other cache and sessionstore settings as they are: usually, the less invasive a hack is, the better. Because this reduces the risk of unexpected unwanted side effects.<text:line-break/><text:line-break/><text:span text:style-name="T3">Note (2):</text:span> This is a user preference. Repeat this hack in each user account.</text:p>
            <text:h text:style-name="Heading_20_2" text:outline-level="2"><text:bookmark text:name="ID8"/>Firefox: optimize the Places database from time to time</text:h>
            <text:p text:style-name="Text_20_body">8. In your Firefox profile there's an sqlite database called Places, which after a while starts resembling a swollen Swiss cheese with holes. That might slow your Firefox down.<text:line-break/><text:line-break/><text:soft-page-break/>You can speed your Firefox up a bit, by optimizing (vacuuming) that database: you can namely deflate that swollen Swiss cheese into a compact smaller cheese. As follows:<text:line-break/><text:line-break/>Type the following <text:span text:style-name="T3">in the URL bar</text:span> of Firefox:<text:line-break/><text:line-break/><text:span text:style-name="T4">about:support</text:span><text:line-break/><text:line-break/>Press Enter.<text:line-break/><text:line-break/>Almost at the bottom of the page you get to see then, there's a header called <text:span text:style-name="T4">Places Database</text:span>. Click there on the button called <text:span text:style-name="T4">Verify Integrity</text:span>.<text:line-break/><text:line-break/>You're done! Repeat this on a monthly basis, so that your Firefox won't lose speed again because of a swollen database.</text:p>
            <text:h text:style-name="Heading_20_2" text:outline-level="2"><text:bookmark text:name="ID9"/>Lots of RAM (at least 8 GB): put /tmp on tmpfs</text:h>
            <text:p text:style-name="Text_20_body">9. Does your system have lots of RAM memory? If it has at least 8 GB, then you can probably speed up your system a bit by placing <text:span text:style-name="T4">/tmp</text:span> on a <text:span text:style-name="T4">tmpfs</text:span> partition. Which means, translated into ordinary language: you bring about that temporary files will not be placed on the hard disk anymore, but on a virtual RAM disk instead.<text:line-break/><text:line-break/>In certain cases this will not only increase overall performance, but also reduce boot time.<text:line-break/><text:line-break/>This is how you do it:<text:line-break/><text:line-break/>a.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b. <text:a xlink:type="simple" xlink:href="https://easylinuxtipsproject.blogspot.com/p/copy-paste.html" office:target-frame-name="_blank" xlink:show="new" text:style-name="Internet_20_link" text:visited-style-name="Visited_20_Internet_20_Link">Copy/paste</text:a> this blue line into the terminal (it's one line!):<text:line-break/><text:line-break/><text:span text:style-name="T4">sudo cp -v /usr/share/systemd/tmp.mount /etc/systemd/system/</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c. Then copy/paste this command into the terminal:<text:line-break/><text:line-break/><text:span text:style-name="T4">sudo systemctl enable tmp.mount</text:span><text:line-break/><text:line-break/>Press Enter.<text:line-break/><text:line-break/>d. Reboot your computer.<text:line-break/><text:line-break/>e. After the reboot: check whether it works, with this terminal command:<text:line-break/><text:soft-page-break/><text:line-break/><text:span text:style-name="T4">systemctl status tmp.mount</text:span><text:line-break/><text:line-break/>By default, a tmpfs partition has its maximum size set to half your total RAM. The actual memory consumption depends on how much you fill it up, as a tmpfs partition doesn't consume any memory until it is actually needed.<text:line-break/><text:line-break/><text:span text:style-name="T3">Note:</text:span> in general, do not apply this on systems with less RAM than 8 GB! Because then this tweak might not make them faster, but (much) slower.</text:p>
            <text:h text:style-name="Heading_20_3" text:outline-level="3"><text:bookmark text:name="ID9.1"/>Changing the default maximum size of tmpfs</text:h>
            <text:p text:style-name="Text_20_body">9.1. As said: by default, a tmpfs partition has its maximum size set to half your total RAM. The actual memory consumption depends on how much you fill it up, as a tmpfs partition doesn't consume any memory until it is actually needed.<text:line-break/><text:line-break/>If you wish to set another maximum size for tmpfs than the default, you can do that by adding a size option to <text:span text:style-name="T7">/etc/systemd/system/tmp.mount</text:span>. For example, if you wish to set the maximum size to 2 Gigabyte, <text:a xlink:type="simple" xlink:href="https://easylinuxtipsproject.blogspot.com/p/copy-paste.html" office:target-frame-name="_blank" xlink:show="new" text:style-name="Internet_20_link" text:visited-style-name="Visited_20_Internet_20_Link">copy/paste</text:a> this line into the terminal:<text:line-break/><text:line-break/><text:span text:style-name="T4">sudo sed -i 's/,nodev/,nodev,size=2G/' /etc/systemd/system/tmp.mount</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Afterwards, reboot your computer.<text:line-break/><text:line-break/>After the reboot you can check whether the modification has succeeded, by executing this command:<text:line-break/><text:line-break/><text:span text:style-name="T6">df -h /tmp</text:span></text:p>
            <text:h text:style-name="Heading_20_3" text:outline-level="3"><text:bookmark text:name="ID9.2"/>How to undo tmpfs</text:h>
            <text:p text:style-name="Text_20_body">9.2. Do you wish to undo tmpfs? Then copy/paste this line into the terminal:<text:line-break/><text:line-break/><text:span text:style-name="T4">sudo rm -v /etc/systemd/system/tmp.mount</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Afterwards, reboot your computer.</text:p>
            <text:h text:style-name="Heading_20_2" text:outline-level="2"><text:bookmark text:name="ID10"/><text:soft-page-break/>Speed up your wireless internet (some WiFi chipsets)</text:h>
            <text:p text:style-name="Text_20_body">10. For some wireless chipsets, a simple tweak is sufficient for increasing the speed and the connection quality of your wireless internet. Namely disabling the power management for the wireless chipset.<text:line-break/><text:line-break/>The price you pay is obviously an increase in power consumption, although this increase isn't big.<text:line-break/><text:line-break/>There are two ways to do it: an easy way and a harder way. Below I describe both methods.</text:p>
            <text:h text:style-name="Heading_20_3" text:outline-level="3"><text:bookmark text:name="ID10.1"/>The easiest way: speeding up your WiFi by executing a single command</text:h>
            <text:p text:style-name="Text_20_body">10.1. The easiest way to speed up your wireless internet connection by disabling power management for the WiFi chipset, goes like this:<text:line-break/><text:line-break/>a. First you need to find out whether Mint applies power management to your WiFi chipset. For this,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b. Type in the terminal:<text:line-break/><text:line-break/><text:span text:style-name="T4">iwconfig</text:span><text:line-break/><text:line-break/>Press Enter.<text:line-break/><text:line-break/>You can then not only see the name for your wireless chipset (for example: <text:span text:style-name="T4">wlp2s0</text:span>), but also whether Power Management is <text:span text:style-name="T5">on</text:span> for it. When it's <text:span text:style-name="T5">off</text:span>, or when no mention is made of Power Management at all, you don't need to do anything.<text:line-break/><text:line-break/>When Power Management is on, proceed as follows:<text:line-break/><text:line-break/>c. <text:a xlink:type="simple" xlink:href="https://easylinuxtipsproject.blogspot.com/p/copy-paste.html" office:target-frame-name="_blank" xlink:show="new" text:style-name="Internet_20_link" text:visited-style-name="Visited_20_Internet_20_Link">Use copy/paste</text:a> for transferring the following line into the terminal (don't try to type it!):<text:line-break/><text:line-break/><text:span text:style-name="T4">sudo sed -i 's/3/2/' /etc/NetworkManager/conf.d/default-wifi-powersave-on.conf</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d. Reboot your computer.<text:line-break/><text:line-break/>e. Then check in the terminal, by the command <text:span text:style-name="T4">iwconfig</text:span>, whether Power Management for the wireless chipset is <text:span text:style-name="T5">off</text:span> now.<text:line-break/><text:line-break/>If so, you're done!</text:p>
            <text:h text:style-name="Heading_20_3" text:outline-level="3"><text:bookmark text:name="ID10.2"/><text:soft-page-break/>The harder way: speeding up your WiFi by editing a file manually</text:h>
            <text:p text:style-name="Text_20_body">10.2. You can also edit a configuration file by hand, in order to disable power management for the Wifi chipset. It's a bit more difficult than the method described in item 10.1, but it you can do that as follows:<text:line-break/><text:line-break/>a. First you need to find out whether Mint applies power management to your wireless chipset. For this,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b. Type in the terminal:<text:line-break/><text:line-break/><text:span text:style-name="T4">iwconfig</text:span><text:line-break/><text:line-break/>Press Enter.<text:line-break/><text:line-break/>You can then not only see the name for your wireless chipset (for example: <text:span text:style-name="T4">wlp2s0</text:span>), but also whether Power Management is <text:span text:style-name="T5">on</text:span> for it. When it's <text:span text:style-name="T5">off</text:span>, or when no mention is made of Power Management at all, you don't need to do anything.<text:line-break/><text:line-break/>c. When Power Management is on, proceed as follows.<text:line-break/><text:line-break/>In order to prevent typo's, <text:a xlink:type="simple" xlink:href="https://easylinuxtipsproject.blogspot.com/p/copy-paste.html" office:target-frame-name="_blank" xlink:show="new" text:style-name="Internet_20_link" text:visited-style-name="Visited_20_Internet_20_Link">copy/paste</text:a> this line into the terminal (it's one line!):<text:line-break/><text:line-break/><text:span text:style-name="T4">xed admin:///etc/NetworkManager/conf.d/default-wifi-powersave-on.conf</text:span><text:line-break/><text:line-break/>Press Enter.<text:line-break/><text:line-break/>d. Now a text file opens. In that text file, you see the following content:<text:line-break/><text:line-break/><text:span text:style-name="T4">[connection]<text:line-break/>wifi.powersave = 3</text:span><text:line-break/><text:line-break/>Change <text:span text:style-name="T5">3</text:span> into <text:span text:style-name="T5">2</text:span>.<text:line-break/><text:line-break/>Save the modified file and close it.<text:line-break/><text:line-break/>e. Reboot your computer.<text:line-break/><text:line-break/>f. Then check in the terminal, by the command <text:span text:style-name="T4">iwconfig</text:span>, whether Power Management for the wireless chipset is <text:span text:style-name="T5">off</text:span> now.<text:line-break/><text:line-break/>If so, you're done!</text:p>
            <text:h text:style-name="Heading_20_2" text:outline-level="2"><text:bookmark text:name="ID11"/><text:soft-page-break/>Speed up your Intel wireless chipset</text:h>
            <text:p text:style-name="Text_20_body">11. If you have a (reasonably) modern wireless chipset from Intel, it'll run on the <text:span text:style-name="T4">iwlwifi</text:span> driver. If so, you might be able to increase its speed noticeably, by turning on <text:span text:style-name="T4">Tx AMPDU</text:span> for it.<text:line-break/><text:line-break/>The purpose of AMPDU is to improve data transmission by aggregating or grouping together several sets of data. Thus it sharply reduces the amount of transmission overhead.<text:line-break/><text:line-break/>It used to be "on" by default in the iwlwifi driver. But several years ago, it was turned off because of stability issues on a few wifi chipsets. This problem affects, however, only a minority of chipsets...<text:line-break/><text:line-break/>For turning it on, proceed like this:<text:line-break/><text:line-break/>a. First check whether your chipset runs on the iwlwifi driver:<text:line-break/><text:line-break/>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text:a xlink:type="simple" xlink:href="https://easylinuxtipsproject.blogspot.com/p/copy-paste.html" office:target-frame-name="_blank" xlink:show="new" text:style-name="Internet_20_link" text:visited-style-name="Visited_20_Internet_20_Link">Use copy/paste</text:a> to transfer this line into the terminal:<text:line-break/><text:line-break/><text:span text:style-name="T4">lsmod | grep iwlwifi</text:span><text:line-break/><text:line-break/>Press Enter.<text:line-break/><text:line-break/>Does the terminal output contain the word <text:span text:style-name="T8">iwlwifi</text:span> (in red letters)? If so, proceed with the next step.<text:line-break/><text:line-break/>b. <text:a xlink:type="simple" xlink:href="https://easylinuxtipsproject.blogspot.com/p/copy-paste.html" office:target-frame-name="_blank" xlink:show="new" text:style-name="Internet_20_link" text:visited-style-name="Visited_20_Internet_20_Link">Use copy/paste</text:a> to transfer the following blue line (it's one line!) to the terminal. Don't type it; it's too easy to make typing errors:<text:line-break/><text:line-break/><text:span text:style-name="T4">echo "options iwlwifi 11n_disable=8" | sudo tee /etc/modprobe.d/iwlwifi-speed.conf</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Don't be confused by the name of the option: when it's set to 8, you don't actually disable anything but you <text:span text:style-name="T3">enable</text:span> something.<text:line-break/><text:line-break/>c. Reboot your computer.<text:line-break/><text:line-break/>d. Finally, check your new wireless speed, for example on <text:a xlink:type="simple" xlink:href="http://www.speedtest.net/" office:target-frame-name="_blank" xlink:show="new" text:style-name="Internet_20_link" text:visited-style-name="Visited_20_Internet_20_Link">speedtest.net</text:a>.<text:line-break/><text:line-break/>Has your wifi become unstable? Then undo the iwlwifi hack as described below.</text:p>
            <text:h text:style-name="Heading_20_3" text:outline-level="3"><text:bookmark text:name="ID11.1"/><text:soft-page-break/>Problems? Then undo it like this</text:h>
            <text:p text:style-name="Text_20_body">11.1. Does the iwlwifi hack create stability issues for your wifi? Then undo it with the following terminal command:<text:line-break/><text:line-break/><text:span text:style-name="T4">sudo rm -v /etc/modprobe.d/iwlwifi-speed.conf</text:span><text:line-break/><text:line-break/>Then reboot. All should be then, as it was before.</text:p>
            <text:h text:style-name="Heading_20_2" text:outline-level="2"><text:bookmark text:name="ID12"/>Remove the search database</text:h>
            <text:p text:style-name="Text_20_body">12. Especially on low-powered machines, <text:span text:style-name="T5">mlocate</text:span> (which periodically creates a system-wide file search database) can tax the system resources too heavily. That file search database isn't very useful anyway, so you might benefit from removing <text:span text:style-name="T5">mlocate</text:span> (or <text:span text:style-name="T5">locate</text:span>, if that's installed instead of <text:span text:style-name="T5">mlocate</text:span>).<text:line-break/><text:line-break/>For that, proceed as follows:<text:line-break/><text:line-break/>a.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b. <text:a xlink:type="simple" xlink:href="https://easylinuxtipsproject.blogspot.com/p/copy-paste.html" office:target-frame-name="_blank" xlink:show="new" text:style-name="Internet_20_link" text:visited-style-name="Visited_20_Internet_20_Link">Copy/paste</text:a> this blue line into the terminal:<text:line-break/><text:line-break/><text:span text:style-name="T4">sudo apt-get purge mlocate locate</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p>
            <text:h text:style-name="Heading_20_3" text:outline-level="3"><text:bookmark text:name="ID12.1"/>Problems? Then undo it like this</text:h>
            <text:p text:style-name="Text_20_body">12.1. Does removing <text:span text:style-name="T5">mlocate</text:span> cause any problems for you? Then re-install it with the following terminal command:<text:line-break/><text:line-break/><text:span text:style-name="T4">sudo apt-get install mlocate</text:span><text:line-break/><text:line-break/>All should be then, as it was before.</text:p>
            <text:h text:style-name="Heading_20_2" text:outline-level="2"><text:bookmark text:name="ID13"/>Turn off the firewall log</text:h>
            <text:p text:style-name="Text_20_body">13. Have you enabled the firewall ufw (which is recommended)? Then you'll probably never look at its logs, so it won't hurt to turn off all logging by the firewall. Especially because it can be rather spammy sometimes. Turning off its log can save some system resources and disk space, and can be done like this:<text:line-break/><text:line-break/>a.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soft-page-break/><text:line-break/>b. <text:a xlink:type="simple" xlink:href="https://easylinuxtipsproject.blogspot.com/p/copy-paste.html" office:target-frame-name="_blank" xlink:show="new" text:style-name="Internet_20_link" text:visited-style-name="Visited_20_Internet_20_Link">Copy/paste</text:a> this blue line into the terminal:<text:line-break/><text:line-break/><text:span text:style-name="T4">sudo ufw logging off</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p>
            <text:h text:style-name="Heading_20_3" text:outline-level="3"><text:bookmark text:name="ID13.1"/>Regrets? Then turn firewall logging on again like this</text:h>
            <text:p text:style-name="Text_20_body">13.1. Do you want to enable logging by the firewall again? Then use the following terminal command to turn firewall logging on again with the default amount of activity (low):<text:line-break/><text:line-break/><text:span text:style-name="T4">sudo ufw logging low</text:span><text:line-break/><text:line-break/>All should be then, as it was before.</text:p>
            <text:h text:style-name="Heading_20_2" text:outline-level="2"><text:bookmark text:name="ID14"/>Tame the thumbnail feature</text:h>
            <text:p text:style-name="Text_20_body">14. For each displayed local picture, Mint automatically creates a thumbnail, for easy browsing in the file manager. This might impact performance, when you're dealing with a lot of pictures.... Furthermore, it's a usual suspect for memory leaks. This is how to tame this feature a bit:<text:line-break/><text:line-break/>a. In Mint Cinnamon's file manager, Nemo, you can reduce the activity of the thumbnailer service as follows:<text:line-break/><text:line-break/>Launch your file manager (Nemo) - panel: Edit - Preferences<text:line-break/>Tab <text:span text:style-name="T4">Preview</text:span> - section <text:span text:style-name="T4">Previewable files</text:span> - Only for files smaller than: change that to <text:span text:style-name="T4">5 MB</text:span>.<text:line-break/><text:line-break/><text:span text:style-name="T3">Note:</text:span> On very old and slow machines it's better to disable thumbnailing entirely in that dialog window, by setting <text:span text:style-name="T5">Show thumbnails:</text:span> to <text:span text:style-name="T5">No</text:span> (instead of the default setting, which is <text:span text:style-name="T5">Local Files Only</text:span>)<text:line-break/><text:line-break/>Close Nemo.<text:line-break/><text:line-break/>b. You can also install a small stand-alone file manager called SpaceFM, which behaves itself a bit better with thumbnails than Cinnamon's Nemo or MATE's Caja. For that, proceed like this:<text:line-break/><text:line-break/>First install the GTK3 edition of SpaceFM (not the default GTK2 edition). In the terminal:<text:line-break/><text:line-break/><text:span text:style-name="T4">sudo apt-get install spacefm-gtk3</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text:soft-page-break/>Launch SpaceFM, open a folder with images in it, and then in its panel: View - Preferences - tab <text:span text:style-name="T4">General</text:span>: select <text:span text:style-name="T4">Show Thumbnails</text:span></text:p>
            <text:h text:style-name="Heading_20_2" text:outline-level="2"><text:bookmark text:name="ID15"/>Increase battery life by disabling the Bluetooth driver</text:h>
            <text:p text:style-name="Text_20_body">15. If you rarely use Bluetooth, you can probably increase the battery life of your laptop a lot by disabling the Bluetooth <text:span text:style-name="T3">driver</text:span> (instead of simply disabling the Bluetooth <text:span text:style-name="T3">feature</text:span>). Like this:<text:line-break/><text:line-break/>a. Launch a terminal window.<text:line-break/><text:span text:style-name="T2">(You can launch a terminal window like this: </text:span><text:a xlink:type="simple" xlink:href="https://easylinuxtipsproject.blogspot.com/p/terminal.html" office:target-frame-name="_blank" xlink:show="new" text:style-name="Internet_20_link" text:visited-style-name="Visited_20_Internet_20_Link"><text:span text:style-name="T2">*Click*</text:span></text:a><text:span text:style-name="T2">)</text:span><text:line-break/><text:line-break/>b. <text:a xlink:type="simple" xlink:href="https://easylinuxtipsproject.blogspot.com/p/copy-paste.html" office:target-frame-name="_blank" xlink:show="new" text:style-name="Internet_20_link" text:visited-style-name="Visited_20_Internet_20_Link">Copy/paste</text:a> this blue line into the terminal (it's one line!):<text:line-break/><text:line-break/><text:span text:style-name="T4">echo "blacklist btusb" | sudo tee /etc/modprobe.d/blacklist-bluetooth.conf</text:span><text:line-break/><text:line-break/>Press Enter. Type your password when prompted. <text:span text:style-name="T2">In Ubuntu this remains entirely invisible, not even dots will show when you type it, that's normal. In Mint this has changed: you'll see asterisks when you type.</text:span> Press Enter again.<text:line-break/><text:line-break/>c. Reboot your computer.</text:p>
            <text:h text:style-name="Heading_20_3" text:outline-level="3"><text:bookmark text:name="ID15.1"/>How to undo (re-enabling Bluetooth support)</text:h>
            <text:p text:style-name="Text_20_body">15.1. Do you want to enable Bluetooth again? Then proceed as follows:<text:line-break/><text:line-break/>a. <text:span text:style-name="T3">Temporary</text:span> re-enabling Bluetooth can be done with this terminal command:<text:line-break/><text:line-break/><text:span text:style-name="T4">sudo modprobe -v btusb</text:span><text:line-break/><text:line-break/>This will instantly re-enable Bluetooth, but it won't survive a reboot.<text:line-break/><text:line-break/>b. <text:span text:style-name="T3">Permanent</text:span> re-enabling of Bluetooth can be achieved by the following terminal command which removes the Bluetooth module from the blacklist:<text:line-break/><text:line-break/><text:span text:style-name="T4">sudo rm -v /etc/modprobe.d/blacklist-bluetooth.conf</text:span><text:line-break/><text:line-break/>Then reboot your computer. Bluetooth should be available again permanently.</text:p>
            <text:h text:style-name="Heading_20_2" text:outline-level="2"><text:bookmark text:name="ID16"/>Temporary relief: force Firefox to minimize its memory usage</text:h>
            <text:p text:style-name="Text_20_body">16. Firefox bogging down your system? Then you can provide temporary relief by forcing Firefox to minimize its memory usage, like this:<text:line-break/><text:line-break/>Type in the URL bar of Firefox:<text:line-break/><text:span text:style-name="T6">about:memory<text:line-break/></text:span><text:line-break/>Press Enter. Tab <text:span text:style-name="T6">Free memory</text:span>: click the button called <text:span text:style-name="T6">Minimize memory usage</text:span><text:line-break/><text:soft-page-break/><text:line-break/>This offers only temporary relief; for a structural solution you'll need to investigate a bit more. Start with the usual suspects: the add-ons and extensions that you've weighed your Firefox down with.</text:p>
            <text:h text:style-name="Heading_20_2" text:outline-level="2"><text:bookmark text:name="ID17"/>Clean up your Mint</text:h>
            <text:p text:style-name="P3">17. A clean Mint will perform better than a Mint that has become polluted too much by file debris and disordered settings (although pollution is much less of a problem than in Windows). <text:a xlink:type="simple" xlink:href="https://easylinuxtipsproject.blogspot.com/p/clean-mint.html" office:target-frame-name="_blank" xlink:show="new" text:style-name="Internet_20_link" text:visited-style-name="Visited_20_Internet_20_Link">This is how to clean Linux Mint</text:a>.</text:p>
          </text:section>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7T18:43:46.457574381</meta:creation-date>
    <dc:date>2021-01-27T18:45:15.232841495</dc:date>
    <meta:editing-duration>PT1M32S</meta:editing-duration>
    <meta:editing-cycles>1</meta:editing-cycles>
    <meta:document-statistic meta:table-count="0" meta:image-count="0" meta:object-count="0" meta:page-count="20" meta:paragraph-count="109" meta:word-count="5711" meta:character-count="34120" meta:non-whitespace-character-count="28266"/>
    <meta:generator>LibreOffice/6.4.6.2$Linux_X86_64 LibreOffice_project/40$Build-2</meta:generator>
  </office:meta>
</office:document-meta>
</file>